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2.83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.1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2.5cm" svg:y="15.839cm">
          <draw:text-box>
            <text:p>Cr1(l,t) <text:s/>= 0,331 <text:s text:c="2"/>= (28/72)/(54/46)</text:p>
            <text:p>Cr2(r,b) = 0,295 = (47/53)/(75/25) </text:p>
          </draw:text-box>
        </draw:frame>
        <draw:frame draw:style-name="gr4" draw:layer="layout" svg:width="1.602cm" svg:height="3.08cm" svg:x="6.097cm" svg:y="5.617cm">
          <draw:text-box>
            <text:p>6</text:p>
          </draw:text-box>
        </draw:frame>
        <draw:frame draw:style-name="gr5" draw:layer="layout" svg:width="1.77cm" svg:height="2.653cm" svg:x="5.934cm" svg:y="5.897cm">
          <draw:text-box>
            <text:p>1</text:p>
          </draw:text-box>
        </draw:frame>
        <draw:custom-shape draw:style-name="gr1" draw:text-style-name="P1" draw:layer="layout" svg:width="6cm" svg:height="6cm" svg:x="3.599cm" svg:y="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099cm" svg:y="4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599cm" svg:y="4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099cm" svg:y="5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599cm" svg:y="5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2:51</dc:date>
    <dc:creator>Matthias </dc:creator>
    <meta:editing-duration>PT2H40M1S</meta:editing-duration>
    <meta:editing-cycles>12</meta:editing-cycles>
    <meta:generator>LibreOffice/3.5$Linux_X86_64 LibreOffice_project/350m1$Build-2</meta:generator>
    <meta:printed-by>Matthias </meta:printed-by>
    <meta:print-date>2013-07-22T16:53:08</meta:print-date>
    <meta:document-statistic meta:object-count="20"/>
  </office:meta>
</office:document-meta>
</file>